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969e" officeooo:paragraph-rsid="0015969e"/>
    </style:style>
    <style:style style:name="P2" style:family="paragraph" style:parent-style-name="Standard">
      <style:text-properties officeooo:rsid="0015969e" officeooo:paragraph-rsid="0017054e"/>
    </style:style>
    <style:style style:name="P3" style:family="paragraph" style:parent-style-name="Standard">
      <style:text-properties officeooo:rsid="0015969e" officeooo:paragraph-rsid="00186f80"/>
    </style:style>
    <style:style style:name="P4" style:family="paragraph" style:parent-style-name="Standard">
      <style:text-properties officeooo:rsid="0015969e" officeooo:paragraph-rsid="001886c2"/>
    </style:style>
    <style:style style:name="P5" style:family="paragraph" style:parent-style-name="Standard">
      <style:text-properties officeooo:rsid="00186f80" officeooo:paragraph-rsid="00186f80"/>
    </style:style>
    <style:style style:name="P6" style:family="paragraph" style:parent-style-name="Standard">
      <style:text-properties fo:font-size="16pt" officeooo:rsid="002cdbd8" officeooo:paragraph-rsid="002cdbd8" style:font-size-asian="14pt" style:font-size-complex="16pt"/>
    </style:style>
    <style:style style:name="P7" style:family="paragraph" style:parent-style-name="Standard">
      <style:text-properties fo:color="#c9211e" fo:font-size="16pt" officeooo:rsid="001886c2" officeooo:paragraph-rsid="001886c2" style:font-size-asian="14pt" style:font-size-complex="16pt"/>
    </style:style>
    <style:style style:name="P8" style:family="paragraph" style:parent-style-name="Standard">
      <style:text-properties fo:color="#c9211e" fo:font-size="16pt" officeooo:rsid="00195aa0" officeooo:paragraph-rsid="00195aa0" style:font-size-asian="14pt" style:font-size-complex="16pt"/>
    </style:style>
    <style:style style:name="P9" style:family="paragraph" style:parent-style-name="Standard">
      <style:text-properties fo:color="#c9211e" fo:font-size="16pt" officeooo:rsid="0025e44e" officeooo:paragraph-rsid="0025e44e" style:font-size-asian="14pt" style:font-size-complex="16pt"/>
    </style:style>
    <style:style style:name="P10" style:family="paragraph" style:parent-style-name="Standard">
      <style:text-properties fo:color="#000000" fo:font-size="16pt" officeooo:rsid="00195aa0" officeooo:paragraph-rsid="00195aa0" style:font-size-asian="14pt" style:font-size-complex="16pt"/>
    </style:style>
    <style:style style:name="P11" style:family="paragraph" style:parent-style-name="Standard">
      <style:text-properties fo:color="#000000" fo:font-size="16pt" officeooo:rsid="001b2c1c" officeooo:paragraph-rsid="001b2c1c" style:font-size-asian="14pt" style:font-size-complex="16pt"/>
    </style:style>
    <style:style style:name="P12" style:family="paragraph" style:parent-style-name="Standard">
      <style:text-properties fo:color="#000000" fo:font-size="16pt" officeooo:rsid="001c0165" officeooo:paragraph-rsid="001c0165" style:font-size-asian="14pt" style:font-size-complex="16pt"/>
    </style:style>
    <style:style style:name="P13" style:family="paragraph" style:parent-style-name="Standard">
      <style:text-properties fo:color="#000000" fo:font-size="16pt" officeooo:rsid="0025e44e" officeooo:paragraph-rsid="0025e44e" style:font-size-asian="16pt" style:font-size-complex="16pt"/>
    </style:style>
    <style:style style:name="P14" style:family="paragraph" style:parent-style-name="Standard">
      <style:text-properties fo:color="#000000" fo:font-size="14pt" officeooo:rsid="001c0165" officeooo:paragraph-rsid="001c0165" style:font-size-asian="14pt" style:font-size-complex="14pt"/>
    </style:style>
    <style:style style:name="P15" style:family="paragraph" style:parent-style-name="Standard">
      <style:text-properties fo:color="#000000" fo:font-size="14pt" officeooo:rsid="001c0165" officeooo:paragraph-rsid="0025e44e" style:font-size-asian="14pt" style:font-size-complex="14pt"/>
    </style:style>
    <style:style style:name="P16" style:family="paragraph" style:parent-style-name="Standard">
      <style:text-properties fo:color="#000000" fo:font-size="14pt" officeooo:rsid="001f2da2" officeooo:paragraph-rsid="001f2da2" style:font-size-asian="14pt" style:font-size-complex="14pt"/>
    </style:style>
    <style:style style:name="P17" style:family="paragraph" style:parent-style-name="Standard">
      <style:text-properties fo:color="#000000" fo:font-size="14pt" officeooo:rsid="00212496" officeooo:paragraph-rsid="00212496" style:font-size-asian="14pt" style:font-size-complex="14pt"/>
    </style:style>
    <style:style style:name="P18" style:family="paragraph" style:parent-style-name="Standard">
      <style:text-properties fo:color="#000000" fo:font-size="14pt" officeooo:rsid="0025e44e" officeooo:paragraph-rsid="0025e44e" style:font-size-asian="14pt" style:font-size-complex="14pt"/>
    </style:style>
    <style:style style:name="P19" style:family="paragraph" style:parent-style-name="Standard">
      <style:text-properties fo:color="#000000" fo:font-size="14pt" officeooo:rsid="002a060d" officeooo:paragraph-rsid="002bb2b9" style:font-size-asian="14pt" style:font-size-complex="14pt"/>
    </style:style>
    <style:style style:name="P20" style:family="paragraph" style:parent-style-name="Standard">
      <style:text-properties fo:color="#000000" fo:font-size="14pt" officeooo:rsid="002bb2b9" officeooo:paragraph-rsid="002bb2b9" style:font-size-asian="14pt" style:font-size-complex="14pt"/>
    </style:style>
    <style:style style:name="P21" style:family="paragraph" style:parent-style-name="Standard">
      <style:text-properties fo:color="#000000" fo:font-size="12pt" officeooo:rsid="001c0165" officeooo:paragraph-rsid="001c0165" style:font-size-asian="10.5pt" style:font-size-complex="12pt"/>
    </style:style>
    <style:style style:name="P22" style:family="paragraph" style:parent-style-name="Standard">
      <style:text-properties officeooo:rsid="00197715" officeooo:paragraph-rsid="00197715"/>
    </style:style>
    <style:style style:name="P23" style:family="paragraph" style:parent-style-name="Standard">
      <style:text-properties officeooo:paragraph-rsid="0021e05d"/>
    </style:style>
    <style:style style:name="P24" style:family="paragraph" style:parent-style-name="Standard">
      <style:paragraph-properties>
        <style:tab-stops>
          <style:tab-stop style:position="14.071cm"/>
        </style:tab-stops>
      </style:paragraph-properties>
      <style:text-properties officeooo:rsid="0021e05d" officeooo:paragraph-rsid="0021e05d"/>
    </style:style>
    <style:style style:name="P25" style:family="paragraph" style:parent-style-name="Standard">
      <style:paragraph-properties>
        <style:tab-stops>
          <style:tab-stop style:position="14.071cm"/>
        </style:tab-stops>
      </style:paragraph-properties>
      <style:text-properties officeooo:paragraph-rsid="0021e05d"/>
    </style:style>
    <style:style style:name="P26" style:family="paragraph" style:parent-style-name="Standard">
      <style:paragraph-properties>
        <style:tab-stops>
          <style:tab-stop style:position="14.071cm"/>
        </style:tab-stops>
      </style:paragraph-properties>
      <style:text-properties officeooo:rsid="0023c8b2" officeooo:paragraph-rsid="0023c8b2"/>
    </style:style>
    <style:style style:name="P27" style:family="paragraph" style:parent-style-name="Standard">
      <style:paragraph-properties>
        <style:tab-stops>
          <style:tab-stop style:position="14.071cm"/>
        </style:tab-stops>
      </style:paragraph-properties>
      <style:text-properties officeooo:rsid="00245a79" officeooo:paragraph-rsid="00245a79"/>
    </style:style>
    <style:style style:name="P28" style:family="paragraph" style:parent-style-name="Standard">
      <style:text-properties fo:font-size="14pt" officeooo:paragraph-rsid="0025e44e" style:font-size-asian="14pt"/>
    </style:style>
    <style:style style:name="P29" style:family="paragraph" style:parent-style-name="Standard">
      <style:text-properties officeooo:paragraph-rsid="0025e44e"/>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start" style:justify-single-word="false" fo:text-indent="0cm" style:auto-text-indent="false"/>
      <style:text-properties officeooo:paragraph-rsid="001b2c1c"/>
    </style:style>
    <style:style style:name="P32" style:family="paragraph" style:parent-style-name="Standard">
      <style:paragraph-properties fo:margin-left="0cm" fo:margin-right="0cm" fo:text-align="start" style:justify-single-word="false" fo:text-indent="0cm" style:auto-text-indent="false"/>
      <style:text-properties officeooo:paragraph-rsid="0025e44e"/>
    </style:style>
    <style:style style:name="P33" style:family="paragraph" style:parent-style-name="Standard">
      <style:paragraph-properties fo:margin-left="0cm" fo:margin-right="0cm" fo:text-align="start" style:justify-single-word="false" fo:text-indent="0cm" style:auto-text-indent="false"/>
      <style:text-properties style:font-name="Monospace" fo:font-size="16pt" style:font-size-asian="16pt"/>
    </style:style>
    <style:style style:name="P34" style:family="paragraph" style:parent-style-name="Standard">
      <style:paragraph-properties fo:margin-left="0cm" fo:margin-right="0cm" fo:text-align="start" style:justify-single-word="false" fo:text-indent="0cm" style:auto-text-indent="false"/>
      <style:text-properties fo:font-size="14pt" officeooo:paragraph-rsid="001c0165" style:font-size-asian="14pt" style:font-size-complex="14pt"/>
    </style:style>
    <style:style style:name="P35" style:family="paragraph">
      <style:paragraph-properties fo:text-align="center"/>
    </style:style>
    <style:style style:name="T1" style:family="text">
      <style:text-properties officeooo:rsid="0017054e"/>
    </style:style>
    <style:style style:name="T2" style:family="text">
      <style:text-properties officeooo:rsid="00186f80"/>
    </style:style>
    <style:style style:name="T3" style:family="text">
      <style:text-properties officeooo:rsid="001886c2"/>
    </style:style>
    <style:style style:name="T4" style:family="text">
      <style:text-properties fo:color="#c9211e"/>
    </style:style>
    <style:style style:name="T5" style:family="text">
      <style:text-properties fo:color="#c9211e" officeooo:rsid="00197715"/>
    </style:style>
    <style:style style:name="T6" style:family="text">
      <style:text-properties fo:color="#c9211e" officeooo:rsid="0017054e"/>
    </style:style>
    <style:style style:name="T7" style:family="text">
      <style:text-properties fo:color="#c9211e" officeooo:rsid="00186f80"/>
    </style:style>
    <style:style style:name="T8" style:family="text">
      <style:text-properties fo:color="#c9211e" officeooo:rsid="001886c2"/>
    </style:style>
    <style:style style:name="T9" style:family="text">
      <style:text-properties fo:color="#c9211e" style:font-name="Monospace" officeooo:rsid="001db9d1"/>
    </style:style>
    <style:style style:name="T10" style:family="text">
      <style:text-properties fo:color="#c9211e" style:font-name="Monospace" officeooo:rsid="001f2da2"/>
    </style:style>
    <style:style style:name="T11" style:family="text">
      <style:text-properties fo:color="#c9211e" style:font-name="Monospace"/>
    </style:style>
    <style:style style:name="T12" style:family="text">
      <style:text-properties fo:color="#c9211e" style:font-name="Monospace" fo:font-size="14pt" officeooo:rsid="0021e05d" style:font-size-asian="14pt" style:font-size-complex="14pt"/>
    </style:style>
    <style:style style:name="T13" style:family="text">
      <style:text-properties fo:color="#000000" style:font-name="Monospace" fo:font-size="16pt" style:font-size-asian="16pt"/>
    </style:style>
    <style:style style:name="T14" style:family="text">
      <style:text-properties fo:color="#000000" style:font-name="Monospace" fo:font-size="16pt" officeooo:rsid="0025e44e" style:font-size-asian="16pt" style:font-size-complex="14pt"/>
    </style:style>
    <style:style style:name="T15" style:family="text">
      <style:text-properties fo:color="#000000" style:font-name="Monospace" fo:font-size="16pt" officeooo:rsid="0028b830" style:font-size-asian="16pt"/>
    </style:style>
    <style:style style:name="T16" style:family="text">
      <style:text-properties fo:color="#000000" style:font-name="Monospace" fo:font-size="16pt" fo:font-style="italic" style:font-size-asian="16pt" style:font-style-asian="italic"/>
    </style:style>
    <style:style style:name="T17" style:family="text">
      <style:text-properties fo:color="#000000" style:font-name="Monospace" fo:font-size="16pt" fo:font-style="italic" style:text-underline-style="solid" style:text-underline-width="auto" style:text-underline-color="font-color" style:font-size-asian="16pt" style:font-style-asian="italic"/>
    </style:style>
    <style:style style:name="T18" style:family="text">
      <style:text-properties fo:color="#000000" style:font-name="Monospace" fo:font-size="16pt" fo:background-color="#d4d4d4" loext:char-shading-value="0" style:font-size-asian="16pt"/>
    </style:style>
    <style:style style:name="T19" style:family="text">
      <style:text-properties fo:color="#000000" style:font-name="Monospace" fo:font-size="16pt" style:text-underline-style="solid" style:text-underline-width="auto" style:text-underline-color="font-color" style:font-size-asian="16pt"/>
    </style:style>
    <style:style style:name="T20" style:family="text">
      <style:text-properties fo:color="#000000" style:font-name="Monospace"/>
    </style:style>
    <style:style style:name="T21" style:family="text">
      <style:text-properties fo:color="#000000" style:font-name="Monospace" fo:font-size="14pt" officeooo:rsid="0021e05d" style:font-size-asian="14pt" style:font-size-complex="14pt"/>
    </style:style>
    <style:style style:name="T22" style:family="text">
      <style:text-properties fo:color="#000000" style:font-name="Monospace" officeooo:rsid="002c605c"/>
    </style:style>
    <style:style style:name="T23" style:family="text">
      <style:text-properties officeooo:rsid="00197715"/>
    </style:style>
    <style:style style:name="T24" style:family="text">
      <style:text-properties officeooo:rsid="001b2c1c"/>
    </style:style>
    <style:style style:name="T25" style:family="text">
      <style:text-properties fo:color="#7f0055" style:font-name="Monospace" fo:font-size="16pt" fo:font-weight="bold" style:font-size-asian="16pt" style:font-weight-asian="bold"/>
    </style:style>
    <style:style style:name="T26" style:family="text">
      <style:text-properties fo:color="#7f0055" style:font-name="Monospace" fo:font-size="16pt" fo:font-weight="bold" fo:background-color="#d4d4d4" loext:char-shading-value="0" style:font-size-asian="16pt" style:font-weight-asian="bold"/>
    </style:style>
    <style:style style:name="T27" style:family="text">
      <style:text-properties fo:color="#7f0055" style:font-name="Monospace" fo:font-weight="bold" style:font-size-asian="16pt" style:font-weight-asian="bold"/>
    </style:style>
    <style:style style:name="T28" style:family="text">
      <style:text-properties fo:color="#7f0055" style:font-name="Monospace" fo:font-weight="bold" style:font-weight-asian="bold"/>
    </style:style>
    <style:style style:name="T29" style:family="text">
      <style:text-properties fo:color="#7f0055" style:font-name="Monospace" fo:font-size="14pt" fo:font-weight="bold" style:font-weight-asian="bold" style:font-size-complex="14pt"/>
    </style:style>
    <style:style style:name="T30" style:family="text">
      <style:text-properties fo:color="#0000c0" style:font-name="Monospace" fo:font-size="16pt" style:font-size-asian="16pt"/>
    </style:style>
    <style:style style:name="T31" style:family="text">
      <style:text-properties fo:color="#0000c0" style:font-name="Monospace" fo:font-size="16pt" fo:font-style="italic" fo:font-weight="bold" style:font-size-asian="16pt" style:font-style-asian="italic" style:font-weight-asian="bold"/>
    </style:style>
    <style:style style:name="T32" style:family="text">
      <style:text-properties fo:color="#0000c0" style:font-name="Monospace" fo:font-size="14pt" style:font-size-complex="14pt"/>
    </style:style>
    <style:style style:name="T33" style:family="text">
      <style:text-properties fo:color="#0000c0" style:font-name="Monospace"/>
    </style:style>
    <style:style style:name="T34" style:family="text">
      <style:text-properties fo:color="#0000c0" style:font-name="Monospace" fo:font-style="italic" fo:font-weight="bold" style:font-style-asian="italic" style:font-weight-asian="bold"/>
    </style:style>
    <style:style style:name="T35" style:family="text">
      <style:text-properties fo:color="#6a3e3e" style:font-name="Monospace" fo:font-size="16pt" style:font-size-asian="16pt"/>
    </style:style>
    <style:style style:name="T36" style:family="text">
      <style:text-properties fo:color="#6a3e3e" style:font-name="Monospace" fo:font-size="16pt" fo:background-color="#f0d8a8" loext:char-shading-value="0" style:font-size-asian="16pt"/>
    </style:style>
    <style:style style:name="T37" style:family="text">
      <style:text-properties fo:color="#6a3e3e" style:font-name="Monospace" fo:font-size="16pt" fo:background-color="#d4d4d4" loext:char-shading-value="0" style:font-size-asian="16pt"/>
    </style:style>
    <style:style style:name="T38" style:family="text">
      <style:text-properties fo:color="#6a3e3e" style:font-name="Monospace" fo:font-size="16pt" style:text-underline-style="solid" style:text-underline-width="auto" style:text-underline-color="font-color" style:font-size-asian="16pt"/>
    </style:style>
    <style:style style:name="T39" style:family="text">
      <style:text-properties fo:color="#3f7f5f" style:font-name="Monospace" fo:font-size="16pt" style:font-size-asian="16pt"/>
    </style:style>
    <style:style style:name="T40" style:family="text">
      <style:text-properties style:font-name="Monospace" style:font-size-asian="16pt"/>
    </style:style>
    <style:style style:name="T41" style:family="text">
      <style:text-properties style:font-name="Monospace" fo:font-size="14pt" style:font-size-complex="14pt"/>
    </style:style>
    <style:style style:name="T42" style:family="text">
      <style:text-properties style:font-name="Monospace"/>
    </style:style>
    <style:style style:name="T43" style:family="text">
      <style:text-properties style:font-name="Monospace" officeooo:rsid="001db9d1"/>
    </style:style>
    <style:style style:name="T44" style:family="text">
      <style:text-properties style:font-name="Monospace" officeooo:rsid="001f2da2"/>
    </style:style>
    <style:style style:name="T45" style:family="text">
      <style:text-properties style:font-name="Monospace" officeooo:rsid="00212496"/>
    </style:style>
    <style:style style:name="T46" style:family="text">
      <style:text-properties style:font-name="Monospace" officeooo:rsid="00245a79"/>
    </style:style>
    <style:style style:name="T47" style:family="text">
      <style:text-properties style:font-name="Monospace" fo:font-size="16pt" style:font-size-asian="16pt"/>
    </style:style>
    <style:style style:name="T48" style:family="text">
      <style:text-properties style:font-name="Monospace" fo:font-size="16pt" fo:font-weight="bold" style:font-size-asian="16pt" style:font-weight-asian="bold"/>
    </style:style>
    <style:style style:name="T49" style:family="text">
      <style:text-properties style:font-name="Monospace" fo:font-size="16pt" fo:font-weight="bold" officeooo:rsid="002bb2b9" style:font-size-asian="16pt" style:font-weight-asian="bold"/>
    </style:style>
    <style:style style:name="T50" style:family="text">
      <style:text-properties fo:font-variant="normal" fo:text-transform="none" fo:color="#333333" style:font-name="Monospace" fo:font-size="14pt" fo:letter-spacing="normal" officeooo:rsid="0021e05d" style:font-size-asian="14pt" style:font-size-complex="14pt"/>
    </style:style>
    <style:style style:name="T51" style:family="text">
      <style:text-properties fo:font-variant="normal" fo:text-transform="none" fo:color="#333333" style:font-name="Monospace" fo:font-size="14pt" fo:letter-spacing="normal" fo:font-style="normal" fo:font-weight="normal" style:font-size-asian="14pt" style:font-size-complex="14pt"/>
    </style:style>
    <style:style style:name="T52" style:family="text">
      <style:text-properties fo:font-variant="normal" fo:text-transform="none" fo:color="#333333" style:font-name="inter-regular" fo:font-size="14pt" fo:letter-spacing="normal" fo:font-style="normal" fo:font-weight="normal" style:font-size-asian="14pt" style:font-size-complex="14pt"/>
    </style:style>
    <style:style style:name="T53" style:family="text">
      <style:text-properties fo:font-variant="normal" fo:text-transform="none" fo:color="#333333" style:font-name="inter-regular" fo:font-size="14pt" fo:letter-spacing="normal" fo:font-style="normal" fo:font-weight="normal" officeooo:rsid="0021e05d" style:font-size-asian="14pt" style:font-size-complex="14pt"/>
    </style:style>
    <style:style style:name="T54" style:family="text">
      <style:text-properties fo:font-variant="normal" fo:text-transform="none" fo:color="#333333" style:font-name="inter-bold" fo:font-size="14pt" fo:letter-spacing="normal" fo:font-style="normal" fo:font-weight="normal" style:font-size-asian="14pt" style:font-size-complex="14pt"/>
    </style:style>
    <style:style style:name="T55" style:family="text">
      <style:text-properties fo:font-variant="normal" fo:text-transform="none" fo:color="#c9211e" style:font-name="inter-regular" fo:font-size="14pt" fo:letter-spacing="normal" fo:font-style="normal" fo:font-weight="normal" style:font-size-asian="14pt" style:font-size-complex="14pt"/>
    </style:style>
    <style:style style:name="T56" style:family="text">
      <style:text-properties fo:color="#2a00ff" style:font-name="Monospace" fo:font-size="16pt" style:font-size-asian="16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Q1</text:p>
      <text:p text:style-name="P1"/>
      <text:p text:style-name="P1">* <text:span text:style-name="T4">SCP</text:span> is a loction that stores string Object.</text:p>
      <text:p text:style-name="P1"><text:s text:c="2"/>It presents in Heap area.</text:p>
      <text:p text:style-name="P1">*Once we create an object we can not change it again. If we want to <text:span text:style-name="T1">cocatenate </text:span>to that ,it will <text:s text:c="8"/>create another object in heap area.That is why string called as immutable.</text:p>
      <text:p text:style-name="P1"/>
      <text:p text:style-name="P2">*<text:span text:style-name="T6">String</text:span><text:span text:style-name="T1">: </text:span></text:p>
      <text:p text:style-name="P2"><text:span text:style-name="T1"><text:s text:c="2"/>String <text:s/>is immutable.</text:span></text:p>
      <text:p text:style-name="P2"><text:s text:c="2"/><text:span text:style-name="T1">String is very slow and consumes more memory. </text:span></text:p>
      <text:p text:style-name="P2"><text:s text:c="2"/><text:span text:style-name="T1">if we <text:s/>try to concatenate it will create new instance.</text:span></text:p>
      <text:p text:style-name="P2"><text:s text:c="2"/><text:span text:style-name="T1">It uses Heap memory.</text:span></text:p>
      <text:p text:style-name="P2"><text:s text:c="2"/><text:span text:style-name="T2">String class overrides <text:s/>the ()equals method of the Object <text:s/>class.</text:span></text:p>
      <text:p text:style-name="P2"/>
      <text:p text:style-name="P2">*<text:span text:style-name="T6">StrinBuffer:</text:span></text:p>
      <text:p text:style-name="P2"><text:s text:c="2"/><text:span text:style-name="T1">StringBuffer is mutable.</text:span></text:p>
      <text:p text:style-name="P2"><text:s text:c="2"/><text:span text:style-name="T2">String is fast and cosume less memory.</text:span></text:p>
      <text:p text:style-name="P3"><text:s text:c="2"/><text:span text:style-name="T1">if we <text:s/>try to concatenate it will </text:span><text:span text:style-name="T2">store in ssme object.</text:span></text:p>
      <text:p text:style-name="P2"><text:s text:c="2"/><text:span text:style-name="T2">It uses String constant pool.</text:span></text:p>
      <text:p text:style-name="P3"><text:s text:c="2"/><text:span text:style-name="T2">It doesnot overrides <text:s/>the ()equals method of the Object <text:s/>class.</text:span></text:p>
      <text:p text:style-name="P3"><text:s text:c="2"/><text:span text:style-name="T2">StringBuffer class is synchronized and thread safe.</text:span></text:p>
      <text:p text:style-name="P3"><text:s text:c="2"/><text:span text:style-name="T2">Two threads cannot call the methods of Stringbuffer class symultaneously.</text:span></text:p>
      <text:p text:style-name="P3"/>
      <text:p text:style-name="P3">*<text:span text:style-name="T7">StringBuilder:</text:span></text:p>
      <text:p text:style-name="P3"><text:s text:c="2"/><text:span text:style-name="T2">StringBuilder is not synchronized and not thread safef.</text:span></text:p>
      <text:p text:style-name="P3"><text:s text:c="2"/><text:span text:style-name="T2">Two threads can call the ethods of stringBuilder class symultaneously.</text:span></text:p>
      <text:p text:style-name="P5"><text:s text:c="2"/>It is more effiecient than StringBuffer.</text:p>
      <text:p text:style-name="P5"/>
      <text:p text:style-name="P5">*<text:span text:style-name="T8">JDK</text:span><text:span text:style-name="T3">:Java Development Kit for building applicationsnad componants using the Java programming <text:s/></text:span></text:p>
      <text:p text:style-name="P2"><text:s text:c="3"/><text:span text:style-name="T3">languages.</text:span></text:p>
      <text:p text:style-name="P2"><text:s/>*<text:span text:style-name="T8">JRE</text:span><text:span text:style-name="T3">:Java Run time Environment that runs java programs correctly.</text:span></text:p>
      <text:p text:style-name="P4"><text:s/>*<text:span text:style-name="T8">JVM</text:span><text:span text:style-name="T3">:Java Virtual Machine is a specification that provides runtime environment in which java <text:s text:c="6"/></text:span></text:p>
      <text:p text:style-name="P4"><text:span text:style-name="T3"><text:s text:c="3"/>byte code can be executed. <text:s text:c="4"/></text:span></text:p>
      <text:p text:style-name="P4"/>
      <text:p text:style-name="P4"><text:span text:style-name="T3"><text:s/>*==method is reference comparison where as .equals() is con tent compariso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
      <text:p text:style-name="P22"><text:soft-page-break/></text:p>
      <text:p text:style-name="P8">Q2</text:p>
      <text:p text:style-name="P8"/>
      <text:p text:style-name="P10">*<text:span text:style-name="T4">Object </text:span>is an entity that has state and behaviour.</text:p>
      <text:p text:style-name="P10"><text:s text:c="2"/>An object can be defined as instance of a class. It contains address and <text:s text:c="2"/></text:p>
      <text:p text:style-name="P10"><text:s text:c="2"/>occupy some memory.</text:p>
      <text:p text:style-name="P10"/>
      <text:p text:style-name="P10">*<text:span text:style-name="T4">Class</text:span> <text:span text:style-name="T23">is collection of objects and is a blue print which we can create an <text:s text:c="2"/></text:span></text:p>
      <text:p text:style-name="P10"><text:s text:c="2"/><text:span text:style-name="T23">inividual object. It does not occupies memory.</text:span></text:p>
      <text:p text:style-name="P10"/>
      <text:p text:style-name="P10">*<text:span text:style-name="T5">Oops</text:span><text:span text:style-name="T23">(Object Oriented Programming Language) is a methodology that helps to design program using classes and objects.It provides Some concepts that simplifies software development.</text:span></text:p>
      <text:p text:style-name="P10"/>
      <text:p text:style-name="P10">*<text:span text:style-name="T5">Static polymorphism</text:span><text:span text:style-name="T23"> is nothing but method overloading.</text:span></text:p>
      <text:p text:style-name="P10"><text:s text:c="2"/><text:span text:style-name="T23">We can </text:span><text:span text:style-name="T24">use same method names here with different orguments.</text:span></text:p>
      <text:p text:style-name="P10"><text:span text:style-name="T27">public</text:span><text:span text:style-name="T40"> </text:span><text:span text:style-name="T27">class</text:span><text:span text:style-name="T40"> Methodoverloading {</text:span></text:p>
      <text:p text:style-name="P30"><text:span text:style-name="T13"><text:tab/></text:span><text:span text:style-name="T25">int</text:span><text:span text:style-name="T13"> </text:span><text:span text:style-name="T30">a</text:span><text:span text:style-name="T13">;</text:span></text:p>
      <text:p text:style-name="P30"><text:span text:style-name="T13"><text:tab/></text:span><text:span text:style-name="T25">int</text:span><text:span text:style-name="T13"> </text:span><text:span text:style-name="T30">b</text:span><text:span text:style-name="T13">;</text:span></text:p>
      <text:p text:style-name="P30"><text:span text:style-name="T13"><text:tab/></text:span><text:span text:style-name="T25">void</text:span><text:span text:style-name="T13"> sum()</text:span></text:p>
      <text:p text:style-name="P30"><text:span text:style-name="T13"><text:tab/>{</text:span></text:p>
      <text:p text:style-name="P30"><text:span text:style-name="T13"><text:tab/><text:tab/></text:span><text:span text:style-name="T30">a</text:span><text:span text:style-name="T13">=4;</text:span></text:p>
      <text:p text:style-name="P30"><text:span text:style-name="T13"><text:tab/><text:tab/></text:span><text:span text:style-name="T30">b</text:span><text:span text:style-name="T13">=3;</text:span></text:p>
      <text:p text:style-name="P30"><text:span text:style-name="T13"><text:tab/><text:tab/>System.</text:span><text:span text:style-name="T31">out</text:span><text:span text:style-name="T13">.println(</text:span><text:span text:style-name="T30">a</text:span><text:span text:style-name="T13">+</text:span><text:span text:style-name="T30">b</text:span><text:span text:style-name="T13">);</text:span></text:p>
      <text:p text:style-name="P30"><text:span text:style-name="T13"><text:tab/>}</text:span></text:p>
      <text:p text:style-name="P30"><text:span text:style-name="T13"><text:tab/></text:span><text:span text:style-name="T25">void</text:span><text:span text:style-name="T13"> sum(</text:span><text:span text:style-name="T25">int</text:span><text:span text:style-name="T13"> </text:span><text:span text:style-name="T35">x</text:span><text:span text:style-name="T13">,</text:span><text:span text:style-name="T25">int</text:span><text:span text:style-name="T13"> </text:span><text:span text:style-name="T35">y</text:span><text:span text:style-name="T13">)</text:span></text:p>
      <text:p text:style-name="P30"><text:span text:style-name="T13"><text:tab/>{</text:span></text:p>
      <text:p text:style-name="P30"><text:span text:style-name="T13"><text:tab/><text:tab/></text:span><text:span text:style-name="T30">a</text:span><text:span text:style-name="T13">=</text:span><text:span text:style-name="T35">x</text:span><text:span text:style-name="T13">;</text:span></text:p>
      <text:p text:style-name="P30"><text:span text:style-name="T13"><text:tab/><text:tab/></text:span><text:span text:style-name="T30">b</text:span><text:span text:style-name="T13">=</text:span><text:span text:style-name="T35">y</text:span><text:span text:style-name="T13">;</text:span></text:p>
      <text:p text:style-name="P30"><text:span text:style-name="T13"><text:tab/><text:tab/>System.</text:span><text:span text:style-name="T31">out</text:span><text:span text:style-name="T13">.println(</text:span><text:span text:style-name="T30">a</text:span><text:span text:style-name="T13">+</text:span><text:span text:style-name="T30">b</text:span><text:span text:style-name="T13">);</text:span></text:p>
      <text:p text:style-name="P30"><text:span text:style-name="T13"><text:tab/>}</text:span></text:p>
      <text:p text:style-name="P30"><text:span text:style-name="T25"><text:tab/>public</text:span><text:span text:style-name="T13"> </text:span><text:span text:style-name="T25">static</text:span><text:span text:style-name="T13"> </text:span><text:span text:style-name="T25">void</text:span><text:span text:style-name="T13"> main(String[] </text:span><text:span text:style-name="T35">args</text:span><text:span text:style-name="T13">) {</text:span></text:p>
      <text:p text:style-name="P30"><text:span text:style-name="T13"><text:tab/><text:tab/>Methodoverloading </text:span><text:span text:style-name="T35">m</text:span><text:span text:style-name="T13">=</text:span><text:span text:style-name="T25">ne</text:span><text:span text:style-name="T13">Methodoverloading();</text:span></text:p>
      <text:p text:style-name="P30"><text:span text:style-name="T13"><text:tab/><text:tab/></text:span><text:span text:style-name="T35">m</text:span><text:span text:style-name="T13">.sum();</text:span></text:p>
      <text:p text:style-name="P31"><text:span text:style-name="T13"><text:tab/><text:tab/></text:span><text:span text:style-name="T35">m</text:span><text:span text:style-name="T13">.sum(2,3);</text:span></text:p>
      <text:p text:style-name="P31"><text:span text:style-name="T13"><text:tab/>}</text:span></text:p>
      <text:p text:style-name="P33"/>
      <text:p text:style-name="P30"><text:span text:style-name="T13"><text:tab/>}</text:span></text:p>
      <text:p text:style-name="P11"><text:soft-page-break/></text:p>
      <text:p text:style-name="P11"><text:span text:style-name="T4">Dynamic polymorhism</text:span> is nothing but method overriding .Here we have parent and child class and child class extended by parent class.Both the classes can have same method, when we call the method child class method will be executed.Here child class is overriding the parent class.</text:p>
      <text:p text:style-name="P10"/>
      <text:p text:style-name="P12">Public class Parent{</text:p>
      <text:p text:style-name="P12"><text:s text:c="4"/><text:tab/><text:span text:style-name="T29">int</text:span><text:span text:style-name="T41"> </text:span><text:span text:style-name="T32">a</text:span><text:span text:style-name="T41">;</text:span></text:p>
      <text:p text:style-name="P34"><text:span text:style-name="T20"><text:tab/></text:span><text:span text:style-name="T28">int</text:span><text:span text:style-name="T20"> </text:span><text:span text:style-name="T33">b</text:span><text:span text:style-name="T20">;</text:span></text:p>
      <text:p text:style-name="P34"><text:span text:style-name="T20"><text:tab/></text:span><text:span text:style-name="T28">void</text:span><text:span text:style-name="T20"> sum()</text:span></text:p>
      <text:p text:style-name="P34"><text:span text:style-name="T20"><text:tab/>{</text:span></text:p>
      <text:p text:style-name="P34"><text:span text:style-name="T20"><text:tab/><text:tab/></text:span><text:span text:style-name="T33">a</text:span><text:span text:style-name="T20">=4;</text:span></text:p>
      <text:p text:style-name="P34"><text:span text:style-name="T20"><text:tab/><text:tab/></text:span><text:span text:style-name="T33">b</text:span><text:span text:style-name="T20">=3;</text:span></text:p>
      <text:p text:style-name="P34"><text:span text:style-name="T20"><text:tab/><text:tab/>System.</text:span><text:span text:style-name="T34">out</text:span><text:span text:style-name="T20">.println(</text:span><text:span text:style-name="T33">a</text:span><text:span text:style-name="T20">+</text:span><text:span text:style-name="T33">b</text:span><text:span text:style-name="T20">);</text:span></text:p>
      <text:p text:style-name="P14"><text:span text:style-name="T42"><text:tab/>}</text:span></text:p>
      <text:p text:style-name="P14">Public class <text:s/>Child extends Parent{</text:p>
      <text:p text:style-name="P14"><text:s text:c="4"/><text:tab/><text:span text:style-name="T28">int</text:span><text:span text:style-name="T42"> </text:span><text:span text:style-name="T33">a</text:span><text:span text:style-name="T42">;</text:span></text:p>
      <text:p text:style-name="P34"><text:span text:style-name="T20"><text:tab/></text:span><text:span text:style-name="T28">int</text:span><text:span text:style-name="T20"> </text:span><text:span text:style-name="T33">b</text:span><text:span text:style-name="T20">;</text:span></text:p>
      <text:p text:style-name="P34"><text:span text:style-name="T20"><text:tab/></text:span><text:span text:style-name="T28">void</text:span><text:span text:style-name="T20"> sum()</text:span></text:p>
      <text:p text:style-name="P34"><text:span text:style-name="T20"><text:tab/>{</text:span></text:p>
      <text:p text:style-name="P34"><text:span text:style-name="T20"><text:tab/><text:tab/></text:span><text:span text:style-name="T33">a</text:span><text:span text:style-name="T20">=4;</text:span></text:p>
      <text:p text:style-name="P34"><text:span text:style-name="T20"><text:tab/><text:tab/></text:span><text:span text:style-name="T33">b</text:span><text:span text:style-name="T20">=3;</text:span></text:p>
      <text:p text:style-name="P34"><text:span text:style-name="T20"><text:tab/><text:tab/>System.</text:span><text:span text:style-name="T34">out</text:span><text:span text:style-name="T20">.println(</text:span><text:span text:style-name="T33">a</text:span><text:span text:style-name="T20">*</text:span><text:span text:style-name="T33">b</text:span><text:span text:style-name="T20">);</text:span></text:p>
      <text:p text:style-name="P14"><text:span text:style-name="T42"><text:tab/>}</text:span></text:p>
      <text:p text:style-name="P14"><text:span text:style-name="T42">public static void main(String[] args){</text:span></text:p>
      <text:p text:style-name="P14"><text:span text:style-name="T42">Parent p=new Child();</text:span></text:p>
      <text:p text:style-name="P14"><text:span text:style-name="T42"><text:s/>p.sum();</text:span></text:p>
      <text:p text:style-name="P14"><text:span text:style-name="T42">}</text:span></text:p>
      <text:p text:style-name="P14"><text:span text:style-name="T42">*</text:span><text:span text:style-name="T9">Static method:</text:span><text:span text:style-name="T43"> </text:span><text:span text:style-name="T44">T</text:span><text:span text:style-name="T43">he main advantage of static method is <text:tab/>there is no need to create an object </text:span><text:span text:style-name="T44">to call method.</text:span></text:p>
      <text:p text:style-name="P14"><text:span text:style-name="T44">*</text:span><text:span text:style-name="T10">Instance method:</text:span><text:span text:style-name="T44">We have to create an object to call the <text:s text:c="3"/><text:tab/>method.</text:span></text:p>
      <text:p text:style-name="P16"><text:span text:style-name="T11">this and super</text:span><text:span text:style-name="T42">:this keyword refers current class </text:span><text:span text:style-name="T45">variable.</text:span></text:p>
      <text:p text:style-name="P17"><text:span text:style-name="T45">I</text:span><text:span text:style-name="T42">t invokes current class methods and current class constructors.</text:span></text:p>
      <text:p text:style-name="P17"><text:span text:style-name="T42">Su</text:span><text:span text:style-name="T46">p</text:span><text:span text:style-name="T42">er keyword refers parent class variable,and invoke parent class methods and costructors.</text:span></text:p>
      <text:p text:style-name="P17"><text:span text:style-name="T42"/></text:p>
      <text:p text:style-name="P17"><text:span text:style-name="T42"/></text:p>
      <text:p text:style-name="P23"><text:soft-page-break/><text:span text:style-name="T12">Method</text:span><text:span text:style-name="T21"> is block of a code that performs a task.</text:span><text:span text:style-name="T50">It </text:span><text:span text:style-name="T52">is used to achieve the </text:span><text:span text:style-name="T53">r</text:span><text:span text:style-name="Strong_20_Emphasis"><text:span text:style-name="T54">eusability</text:span></text:span><text:span text:style-name="Strong_20_Emphasis"><text:span text:style-name="T51"> </text:span></text:span><text:span text:style-name="T52">of code.</text:span></text:p>
      <text:p text:style-name="P25"><text:span text:style-name="T53">Constructor is also similar to method and </text:span><text:span text:style-name="T52">Constructor name must be the same as its class name.</text:span></text:p>
      <text:p text:style-name="P25"><text:span text:style-name="T52"/></text:p>
      <text:p text:style-name="P26"><text:span text:style-name="T55">Abstract</text:span><text:span text:style-name="T52"> class doesn’t supprot multiple inheritence.</text:span></text:p>
      <text:p text:style-name="P26"><text:span text:style-name="T52">It can be extended using keyword “extends”.</text:span></text:p>
      <text:p text:style-name="P26"><text:span text:style-name="T55">Interface</text:span><text:span text:style-name="T52"> supports multiple inheritence.</text:span></text:p>
      <text:p text:style-name="P26"><text:span text:style-name="T52">It can be implemented by keyword “implements”.</text:span></text:p>
      <text:p text:style-name="P26"><text:span text:style-name="T52"/></text:p>
      <text:p text:style-name="P27"><text:span text:style-name="T55">Protected</text:span><text:span text:style-name="T52"> is an access modifier that can accessable within the package only.we can access outside the package also with inheritence.</text:span></text:p>
      <text:p text:style-name="P27"><text:span text:style-name="T52"/></text:p>
      <text:p text:style-name="P27"><text:span text:style-name="T55">Public </text:span><text:span text:style-name="T52">is also amodifier that can access anywhere.It has wide scope than others.</text:span></text:p>
      <text:p text:style-name="P27"><text:span text:style-name="T52"/></text:p>
      <text:p text:style-name="P27"><text:span text:style-name="T55">Private</text:span><text:span text:style-name="T52"> is an access modifier that can access in the same class only.</text:span></text:p>
      <text:p text:style-name="P24"><text:span text:style-name="T52"/></text:p>
      <text:p text:style-name="P14"/>
      <text:p text:style-name="P14"><text:span text:style-name="T42"/></text:p>
      <text:p text:style-name="P15"><text:span text:style-name="T25">public</text:span><text:span text:style-name="T47"> </text:span><text:span text:style-name="T25">static</text:span><text:span text:style-name="T47"> </text:span><text:span text:style-name="T25">void</text:span><text:span text:style-name="T47"> validate(</text:span><text:span text:style-name="T25">int</text:span><text:span text:style-name="T47"> </text:span><text:span text:style-name="T35">age</text:span><text:span text:style-name="T47">) { <text:s/></text:span></text:p>
      <text:p text:style-name="P32"><text:span text:style-name="T13"><text:s text:c="4"/></text:span><text:span text:style-name="T25">if</text:span><text:span text:style-name="T13">(</text:span><text:span text:style-name="T35">age</text:span><text:span text:style-name="T13">&lt;18) { <text:s/></text:span></text:p>
      <text:p text:style-name="P32"><text:span text:style-name="T13"><text:s text:c="8"/></text:span><text:span text:style-name="T39">//throw Arithmetic exception if not eligible to vote <text:s/></text:span></text:p>
      <text:p text:style-name="P32"><text:span text:style-name="T13"><text:s text:c="4"/><text:tab/> <text:s/></text:span><text:span text:style-name="T25">throw</text:span><text:span text:style-name="T13"> </text:span><text:span text:style-name="T25">new</text:span><text:span text:style-name="T13"> ArithmeticException(</text:span><text:span text:style-name="T56">"Person is not eligible to vote"</text:span><text:span text:style-name="T13">); <text:s text:c="3"/></text:span></text:p>
      <text:p text:style-name="P32"><text:span text:style-name="T13"><text:s text:c="4"/>} <text:s/></text:span></text:p>
      <text:p text:style-name="P32"><text:span text:style-name="T13"><text:s text:c="4"/></text:span><text:span text:style-name="T25">else</text:span><text:span text:style-name="T13"> { <text:s/></text:span></text:p>
      <text:p text:style-name="P32"><text:span text:style-name="T13"><text:s text:c="8"/>System.</text:span><text:span text:style-name="T31">out</text:span><text:span text:style-name="T13">.println(</text:span><text:span text:style-name="T56">"Person is eligible to vote"</text:span><text:span text:style-name="T13">); <text:s/></text:span></text:p>
      <text:p text:style-name="P32"><text:span text:style-name="T13"><text:s text:c="4"/>} <text:s/></text:span></text:p>
      <text:p text:style-name="P32"><text:span text:style-name="T13">} <text:s/></text:span></text:p>
      <text:p text:style-name="P32"><text:span text:style-name="T39"/></text:p>
      <text:p text:style-name="P32"><text:span text:style-name="T25">public</text:span><text:span text:style-name="T13"> </text:span><text:span text:style-name="T25">static</text:span><text:span text:style-name="T13"> </text:span><text:span text:style-name="T25">void</text:span><text:span text:style-name="T13"> main(String </text:span><text:span text:style-name="T35">args</text:span><text:span text:style-name="T13">[]){ <text:s/></text:span></text:p>
      <text:p text:style-name="P32"><text:span text:style-name="T13"><text:s text:c="4"/></text:span><text:span text:style-name="T39"><text:s text:c="2"/></text:span></text:p>
      <text:p text:style-name="P32"><text:span text:style-name="T13"><text:s text:c="4"/></text:span><text:span text:style-name="T16">validate</text:span><text:span text:style-name="T13">(13); <text:s/></text:span></text:p>
      <text:p text:style-name="P32"><text:span text:style-name="T13"><text:s text:c="4"/>System.</text:span><text:span text:style-name="T31">out</text:span><text:span text:style-name="T13">.println(</text:span><text:span text:style-name="T56">"rest of the code"</text:span><text:span text:style-name="T13">); <text:s text:c="3"/></text:span></text:p>
      <text:p text:style-name="P32"><text:span text:style-name="T13">} <text:s text:c="3"/></text:span></text:p>
      <text:p text:style-name="P32"><text:span text:style-name="T13">} <text:s text:c="3"/></text:span></text:p>
      <text:p text:style-name="P15"><text:soft-page-break/><text:span text:style-name="T42"/></text:p>
      <text:p text:style-name="P9"><text:span text:style-name="T42">Q4</text:span></text:p>
      <text:p text:style-name="P14"><text:span text:style-name="T42"/></text:p>
      <text:p text:style-name="P14"><text:span text:style-name="T42"/></text:p>
      <text:p text:style-name="P13"><text:span text:style-name="T42">We can create thread in 2 ways.</text:span></text:p>
      <text:p text:style-name="P13"><text:span text:style-name="T42">Using *extends Thread</text:span></text:p>
      <text:p text:style-name="P13"><text:span text:style-name="T42"><text:s text:c="6"/>*implements Runnable</text:span></text:p>
      <text:p text:style-name="P13"><text:span text:style-name="T42"/></text:p>
      <text:p text:style-name="P13"><text:span text:style-name="T42">Implementing runnable is the best way to solve.</text:span></text:p>
      <text:p text:style-name="P18"><text:span text:style-name="T42"/></text:p>
      <text:p text:style-name="P18"><text:span text:style-name="T42"/></text:p>
      <text:p text:style-name="P18"><text:span text:style-name="T25">public</text:span><text:span text:style-name="T47"> </text:span><text:span text:style-name="T25">class</text:span><text:span text:style-name="T47"> Thread1 </text:span><text:span text:style-name="T25">extends</text:span><text:span text:style-name="T47"> Thread{</text:span></text:p>
      <text:p text:style-name="P30"><text:span text:style-name="T13"><text:tab/></text:span><text:span text:style-name="T25">public</text:span><text:span text:style-name="T13"> </text:span><text:span text:style-name="T26">void</text:span><text:span text:style-name="T13"> run()</text:span></text:p>
      <text:p text:style-name="P30"><text:span text:style-name="T13"><text:tab/>{</text:span></text:p>
      <text:p text:style-name="P30"><text:span text:style-name="T13"><text:tab/><text:tab/>System.</text:span><text:span text:style-name="T31">out</text:span><text:span text:style-name="T13">.println(</text:span><text:span text:style-name="T56">"using extends Thread"</text:span><text:span text:style-name="T13">);</text:span></text:p>
      <text:p text:style-name="P30"><text:span text:style-name="T13"><text:tab/></text:span><text:span text:style-name="T18">}</text:span></text:p>
      <text:p text:style-name="P30"><text:span text:style-name="T13"><text:tab/></text:span><text:span text:style-name="T25">public</text:span><text:span text:style-name="T13"> </text:span><text:span text:style-name="T25">static</text:span><text:span text:style-name="T13"> </text:span><text:span text:style-name="T25">void</text:span><text:span text:style-name="T13"> main(String[] </text:span><text:span text:style-name="T35">args</text:span><text:span text:style-name="T13">) {</text:span></text:p>
      <text:p text:style-name="P30"><text:span text:style-name="T13"><text:tab/><text:tab/>Thread1 </text:span><text:span text:style-name="T35">t</text:span><text:span text:style-name="T13">=</text:span><text:span text:style-name="T25">new</text:span><text:span text:style-name="T13"> Thread1();</text:span></text:p>
      <text:p text:style-name="P30"><text:span text:style-name="T13"><text:tab/><text:tab/></text:span><text:span text:style-name="T35">t</text:span><text:span text:style-name="T13">.start();</text:span></text:p>
      <text:p text:style-name="P30"><text:span text:style-name="T13"><text:tab/><text:tab/></text:span></text:p>
      <text:p text:style-name="P30"><text:span text:style-name="T13"><text:tab/>}</text:span></text:p>
      <text:p text:style-name="P33"><draw:line text:anchor-type="paragraph" draw:z-index="0" draw:name="Shape1" draw:style-name="gr1" draw:text-style-name="P35" svg:x1="-1.633cm" svg:y1="0.118cm" svg:x2="18.846cm" svg:y2="0.092cm"><text:p/></draw:line></text:p>
      <text:p text:style-name="P18"><text:span text:style-name="T47">}</text:span></text:p>
      <text:p text:style-name="P18"><text:span text:style-name="T47"/></text:p>
      <text:p text:style-name="P18"><text:span text:style-name="T25">public</text:span><text:span text:style-name="T47"> </text:span><text:span text:style-name="T25">class</text:span><text:span text:style-name="T47"> Thread1 </text:span><text:span text:style-name="T25">implements</text:span><text:span text:style-name="T47"> Runnable{</text:span></text:p>
      <text:p text:style-name="P30"><text:span text:style-name="T13"><text:tab/></text:span><text:span text:style-name="T25">public</text:span><text:span text:style-name="T13"> </text:span><text:span text:style-name="T25">void</text:span><text:span text:style-name="T13"> run()</text:span></text:p>
      <text:p text:style-name="P30"><text:span text:style-name="T13"><text:tab/>{</text:span></text:p>
      <text:p text:style-name="P30"><text:span text:style-name="T13"><text:tab/><text:tab/>System.</text:span><text:span text:style-name="T31">out</text:span><text:span text:style-name="T13">.println(</text:span><text:span text:style-name="T56">"using extends Thread"</text:span><text:span text:style-name="T13">);</text:span></text:p>
      <text:p text:style-name="P30"><text:span text:style-name="T13"><text:tab/>}</text:span></text:p>
      <text:p text:style-name="P30"><text:span text:style-name="T13"><text:tab/></text:span><text:span text:style-name="T25">public</text:span><text:span text:style-name="T13"> </text:span><text:span text:style-name="T25">static</text:span><text:span text:style-name="T13"> </text:span><text:span text:style-name="T25">void</text:span><text:span text:style-name="T13"> main(String[] </text:span><text:span text:style-name="T35">args</text:span><text:span text:style-name="T13">) {</text:span></text:p>
      <text:p text:style-name="P30"><text:span text:style-name="T13"><text:tab/><text:tab/>Thread1 </text:span><text:span text:style-name="T35">t</text:span><text:span text:style-name="T13">=</text:span><text:span text:style-name="T25">new</text:span><text:span text:style-name="T13"> Thread1();</text:span></text:p>
      <text:p text:style-name="P30"><text:span text:style-name="T13"><text:tab/><text:tab/>Thread </text:span><text:span text:style-name="T36">th</text:span><text:span text:style-name="T13">=</text:span><text:span text:style-name="T25">new</text:span><text:span text:style-name="T13"> Thread(</text:span><text:span text:style-name="T35">t</text:span><text:span text:style-name="T13">);</text:span></text:p>
      <text:p text:style-name="P30"><text:span text:style-name="T13"><text:tab/><text:tab/></text:span><text:span text:style-name="T37">th</text:span><text:span text:style-name="T13">.start();</text:span></text:p>
      <text:p text:style-name="P30"><text:span text:style-name="T13"><text:tab/><text:tab/></text:span></text:p>
      <text:p text:style-name="P30"><text:span text:style-name="T13"><text:tab/>}</text:span></text:p>
      <text:p text:style-name="P28"><text:span text:style-name="T14">}</text:span></text:p>
      <text:p text:style-name="P19"><text:soft-page-break/><text:span text:style-name="T48">sleep method </text:span><text:span text:style-name="T49">pause the task</text:span><text:span text:style-name="T48"> </text:span><text:span text:style-name="T49">for few seconds.</text:span></text:p>
      <text:p text:style-name="P19"><text:span text:style-name="T48"><text:s/></text:span></text:p>
      <text:p text:style-name="P20"><text:span text:style-name="T48">join() method permits to wait until the other thread finished its task.</text:span></text:p>
      <text:p text:style-name="P18"><text:span text:style-name="T48"/></text:p>
      <text:p text:style-name="P18"><text:span text:style-name="T25">public</text:span><text:span text:style-name="T47"> </text:span><text:span text:style-name="T25">class</text:span><text:span text:style-name="T47"> Thread1 </text:span><text:span text:style-name="T25">implements</text:span><text:span text:style-name="T47"> Runnable{</text:span></text:p>
      <text:p text:style-name="P30"><text:span text:style-name="T13"><text:tab/></text:span><text:span text:style-name="T25">public</text:span><text:span text:style-name="T13"> </text:span><text:span text:style-name="T25">void</text:span><text:span text:style-name="T13"> run()</text:span></text:p>
      <text:p text:style-name="P30"><text:span text:style-name="T13"><text:tab/>{</text:span></text:p>
      <text:p text:style-name="P30"><text:span text:style-name="T13"><text:tab/><text:tab/>System.</text:span><text:span text:style-name="T31">out</text:span><text:span text:style-name="T13">.println(</text:span><text:span text:style-name="T56">"using extends Thread"</text:span><text:span text:style-name="T13">);</text:span></text:p>
      <text:p text:style-name="P30"><text:span text:style-name="T13"><text:tab/>}</text:span></text:p>
      <text:p text:style-name="P30"><text:span text:style-name="T13"><text:tab/></text:span><text:span text:style-name="T25">public</text:span><text:span text:style-name="T13"> </text:span><text:span text:style-name="T25">static</text:span><text:span text:style-name="T13"> </text:span><text:span text:style-name="T25">void</text:span><text:span text:style-name="T13"> main(String[] </text:span><text:span text:style-name="T35">args</text:span><text:span text:style-name="T13">) {</text:span></text:p>
      <text:p text:style-name="P30"><text:span text:style-name="T13"><text:tab/><text:tab/>Thread1 </text:span><text:span text:style-name="T35">t</text:span><text:span text:style-name="T13">=</text:span><text:span text:style-name="T25">new</text:span><text:span text:style-name="T13"> Thread1();</text:span></text:p>
      <text:p text:style-name="P30"><text:span text:style-name="T13"><text:tab/><text:tab/>Thread </text:span><text:span text:style-name="T35">th</text:span><text:span text:style-name="T13">=</text:span><text:span text:style-name="T25">new</text:span><text:span text:style-name="T13"> Thread(</text:span><text:span text:style-name="T35">t</text:span><text:span text:style-name="T13">);</text:span></text:p>
      <text:p text:style-name="P30"><text:span text:style-name="T13"><text:tab/><text:tab/></text:span><text:span text:style-name="T35">th</text:span><text:span text:style-name="T13">.start();</text:span></text:p>
      <text:p text:style-name="P30"><text:span text:style-name="T13"><text:tab/><text:tab/></text:span><text:span text:style-name="T25">try</text:span><text:span text:style-name="T13"> {</text:span></text:p>
      <text:p text:style-name="P30"><text:span text:style-name="T13"><text:tab/><text:tab/></text:span><text:span text:style-name="T38">th</text:span><text:span text:style-name="T19">.</text:span><text:span text:style-name="T17">sleep</text:span><text:span text:style-name="T19">(1000)</text:span><text:span text:style-name="T13">;//</text:span><text:span text:style-name="T15">using sleep</text:span></text:p>
      <text:p text:style-name="P30"><text:span text:style-name="T13"><text:tab/><text:tab/></text:span><text:span text:style-name="T35">th</text:span><text:span text:style-name="T13">.join();//</text:span><text:span text:style-name="T15">using join</text:span></text:p>
      <text:p text:style-name="P30"><text:span text:style-name="T13"><text:tab/><text:tab/>}</text:span></text:p>
      <text:p text:style-name="P30"><text:span text:style-name="T13"><text:tab/><text:tab/></text:span><text:span text:style-name="T25">catch</text:span><text:span text:style-name="T13">(Exception </text:span><text:span text:style-name="T35">e</text:span><text:span text:style-name="T13">)</text:span></text:p>
      <text:p text:style-name="P30"><text:span text:style-name="T13"><text:tab/><text:tab/>{</text:span></text:p>
      <text:p text:style-name="P30"><text:span text:style-name="T13"><text:tab/><text:tab/><text:tab/>System.</text:span><text:span text:style-name="T31">out</text:span><text:span text:style-name="T13">.println(</text:span><text:span text:style-name="T56">"exception"</text:span><text:span text:style-name="T13">);</text:span></text:p>
      <text:p text:style-name="P30"><text:span text:style-name="T13"><text:tab/><text:tab/>}</text:span></text:p>
      <text:p text:style-name="P30"><text:span text:style-name="T13"><text:tab/><text:tab/>Thread1 </text:span><text:span text:style-name="T35">t1</text:span><text:span text:style-name="T13">=</text:span><text:span text:style-name="T25">new</text:span><text:span text:style-name="T13"> Thread1();</text:span></text:p>
      <text:p text:style-name="P30"><text:span text:style-name="T13"><text:tab/><text:tab/>Thread </text:span><text:span text:style-name="T35">th1</text:span><text:span text:style-name="T13">=</text:span><text:span text:style-name="T25">new</text:span><text:span text:style-name="T13"> Thread(</text:span><text:span text:style-name="T35">t1</text:span><text:span text:style-name="T13">);</text:span></text:p>
      <text:p text:style-name="P30"><text:span text:style-name="T13"><text:tab/><text:tab/></text:span><text:span text:style-name="T35">th1</text:span><text:span text:style-name="T13">.start();</text:span></text:p>
      <text:p text:style-name="P30"><text:span text:style-name="T13"><text:tab/><text:tab/>}</text:span></text:p>
      <text:p text:style-name="P29"><text:span text:style-name="T14"><text:tab/>}</text:span></text:p>
      <text:p text:style-name="P6"><text:span text:style-name="T22"/></text:p>
      <text:p text:style-name="P6"><text:span text:style-name="T22">T</text:span><text:span text:style-name="T20">hread Methods:</text:span></text:p>
      <text:p text:style-name="P6"><text:span text:style-name="T20">run():it perform the task.</text:span></text:p>
      <text:p text:style-name="P6"><text:span text:style-name="T20">join():it will wait until the other thread finish the task.</text:span></text:p>
      <text:p text:style-name="P6"><text:span text:style-name="T20">sleep():it pauses the task for few seconds.</text:span></text:p>
      <text:p text:style-name="P6"><text:span text:style-name="T20">start():it will call the run method.</text:span></text:p>
      <text:p text:style-name="P14"><text:span text:style-name="T42"/></text:p>
      <text:p text:style-name="P14"><text:span text:style-name="T42"/></text:p>
      <text:p text:style-name="P14"><text:soft-page-break/><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2"/></text:p>
      <text:p text:style-name="P14"><text:span text:style-name="T47"/></text:p>
      <text:p text:style-name="P14"><text:span text:style-name="T42"/></text:p>
      <text:p text:style-name="P21"><text:span text:style-name="T42"/></text:p>
      <text:p text:style-name="P14"><text:span text:style-name="T42"/></text:p>
      <text:p text:style-name="P14"><text:span text:style-name="T42"/></text:p>
      <text:p text:style-name="P14"><text:span text:style-name="T4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12:12:23.460105876</meta:creation-date>
    <dc:date>2022-07-22T16:45:24.588691642</dc:date>
    <meta:editing-duration>P2DT2M20S</meta:editing-duration>
    <meta:editing-cycles>2</meta:editing-cycles>
    <meta:generator>LibreOffice/6.4.7.2$Linux_X86_64 LibreOffice_project/40$Build-2</meta:generator>
    <meta:document-statistic meta:table-count="0" meta:image-count="0" meta:object-count="0" meta:page-count="7" meta:paragraph-count="168" meta:word-count="803" meta:character-count="5483" meta:non-whitespace-character-count="4529"/>
  </office:meta>
</office:document-meta>
</file>